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120">
            <text:p>1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125">
            <text:p>1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200">
            <text:p>2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3">
          <table:table-cell office:value-type="string">
            <text:p>V_Beta2</text:p>
          </table:table-cell>
          <table:table-cell table:style-name="ce4" office:value-type="float" office:value="300">
            <text:p>3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3">
          <table:table-cell office:value-type="string">
            <text:p>V_Beta3</text:p>
          </table:table-cell>
          <table:table-cell table:style-name="ce4" office:value-type="float" office:value="300">
            <text:p>3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1000"/>
        </table:table-row>
        <table:table-row table:style-name="ro3">
          <table:table-cell office:value-type="string">
            <text:p>V_Delt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3">
          <table:table-cell office:value-type="string">
            <text:p>V_Delta2</text:p>
          </table:table-cell>
          <table:table-cell table:style-name="ce4" office:value-type="float" office:value="1100">
            <text:p>11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1000"/>
        </table:table-row>
        <table:table-row table:style-name="ro3">
          <table:table-cell office:value-type="string">
            <text:p>V_Delta3</text:p>
          </table:table-cell>
          <table:table-cell table:style-name="ce4" office:value-type="float" office:value="1200">
            <text:p>12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1000"/>
        </table:table-row>
        <table:table-row table:style-name="ro3">
          <table:table-cell office:value-type="string">
            <text:p>V_Gamma1</text:p>
          </table:table-cell>
          <table:table-cell table:style-name="ce4" office:value-type="float" office:value="250">
            <text:p>25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3">
          <table:table-cell office:value-type="string">
            <text:p>V_Gamma2</text:p>
          </table:table-cell>
          <table:table-cell table:style-name="ce4" office:value-type="float" office:value="300">
            <text:p>3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3">
          <table:table-cell office:value-type="string">
            <text:p>V_Gamma3</text:p>
          </table:table-cell>
          <table:table-cell table:style-name="ce4" office:value-type="float" office:value="350">
            <text:p>35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3">
          <table:table-cell office:value-type="string">
            <text:p>V_Zeta_01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Zeta_0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Zeta_03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Zeta_04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Zeta_05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V_Zeta_06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1000"/>
        </table:table-row>
        <table:table-row table:style-name="ro3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1000"/>
        </table:table-row>
        <table:table-row table:style-name="ro3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1000"/>
        </table:table-row>
        <table:table-row table:style-name="ro3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1000"/>
        </table:table-row>
        <table:table-row table:style-name="ro3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1000"/>
        </table:table-row>
        <table:table-row table:style-name="ro3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1000"/>
        </table:table-row>
        <table:table-row table:style-name="ro3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1000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7/03/2015</text:date>, <text:time>00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03T00:15:49.91</dc:date>
    <dc:creator>Wister </dc:creator>
    <meta:editing-duration>PT1H51M40S</meta:editing-duration>
    <meta:editing-cycles>65</meta:editing-cycles>
    <meta:document-statistic meta:table-count="1" meta:cell-count="697" meta:object-count="0"/>
  </office:meta>
</office:document-meta>
</file>